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33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32"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45"/>
        <table:table-column table:style-name="co7" table:default-cell-style-name="ce45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0" calcext:value-type="float">
            <text:p>20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11" calcext:value-type="float">
            <text:p>11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 style:data-style-name="N2" text:time-value="22:58:51.9640461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05T23:25:53.450097042</dc:date>
    <meta:editing-duration>P86DT16H2M37S</meta:editing-duration>
    <meta:editing-cycles>477</meta:editing-cycles>
    <meta:document-statistic meta:table-count="4" meta:cell-count="519" meta:object-count="0"/>
  </office:meta>
</office:document-meta>
</file>